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ngal1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OpenSymbol" svg:font-family="OpenSymbol" style:font-family-generic="roman"/>
    <style:font-face style:name="Verdana" svg:font-family="Verdan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282cm" fo:margin-left="0.009cm" table:align="left" style:writing-mode="lr-tb"/>
    </style:style>
    <style:style style:name="Tabela1.A" style:family="table-column">
      <style:table-column-properties style:column-width="0.549cm"/>
    </style:style>
    <style:style style:name="Tabela1.B" style:family="table-column">
      <style:table-column-properties style:column-width="0.115cm"/>
    </style:style>
    <style:style style:name="Tabela1.C" style:family="table-column">
      <style:table-column-properties style:column-width="0.665cm"/>
    </style:style>
    <style:style style:name="Tabela1.D" style:family="table-column">
      <style:table-column-properties style:column-width="0.663cm"/>
    </style:style>
    <style:style style:name="Tabela1.I" style:family="table-column">
      <style:table-column-properties style:column-width="0.564cm"/>
    </style:style>
    <style:style style:name="Tabela1.J" style:family="table-column">
      <style:table-column-properties style:column-width="0.101cm"/>
    </style:style>
    <style:style style:name="Tabela1.N" style:family="table-column">
      <style:table-column-properties style:column-width="0.048cm"/>
    </style:style>
    <style:style style:name="Tabela1.O" style:family="table-column">
      <style:table-column-properties style:column-width="0.616cm"/>
    </style:style>
    <style:style style:name="Tabela1.R" style:family="table-column">
      <style:table-column-properties style:column-width="0.445cm"/>
    </style:style>
    <style:style style:name="Tabela1.S" style:family="table-column">
      <style:table-column-properties style:column-width="0.219cm"/>
    </style:style>
    <style:style style:name="Tabela1.V" style:family="table-column">
      <style:table-column-properties style:column-width="0.656cm"/>
    </style:style>
    <style:style style:name="Tabela1.W" style:family="table-column">
      <style:table-column-properties style:column-width="0.672cm"/>
    </style:style>
    <style:style style:name="Tabela1.Z" style:family="table-column">
      <style:table-column-properties style:column-width="0.339cm"/>
    </style:style>
    <style:style style:name="Tabela1.a" style:family="table-column">
      <style:table-column-properties style:column-width="0.326cm"/>
    </style:style>
    <style:style style:name="Tabela1.b" style:family="table-column">
      <style:table-column-properties style:column-width="0.667cm"/>
    </style:style>
    <style:style style:name="Tabela1.1" style:family="table-row">
      <style:table-row-properties style:min-row-height="0.212cm" fo:keep-together="auto"/>
    </style:style>
    <style:style style:name="Tabela1.A1" style:family="table-cell">
      <style:table-cell-properties style:vertical-align="middle" fo:background-color="#ebf1de" fo:padding-left="0.123cm" fo:padding-right="0.123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136cm" fo:keep-together="auto"/>
    </style:style>
    <style:style style:name="Tabela1.A2" style:family="table-cell">
      <style:table-cell-properties style:vertical-align="middle" fo:background-color="#ebf1de" fo:padding-left="0.123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ela1.J2" style:family="table-cell">
      <style:table-cell-properties style:vertical-align="bottom" fo:background-color="#ebf1de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A3" style:family="table-cell">
      <style:table-cell-properties style:vertical-align="bottom" fo:background-color="#ebf1de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C3" style:family="table-cell">
      <style:table-cell-properties style:vertical-align="middle" fo:background-color="#ebf1de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D3" style:family="table-cell">
      <style:table-cell-properties style:vertical-align="middle" fo:background-color="#ebf1de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E3" style:family="table-cell">
      <style:table-cell-properties style:vertical-align="bottom" fo:background-color="#ebf1de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C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D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F5" style:family="table-cell">
      <style:table-cell-properties style:vertical-align="bottom" fo:background-color="#000000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C18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Y18" style:family="table-cell">
      <style:table-cell-properties style:vertical-align="bottom" fo:background-color="#000000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E21" style:family="table-cell">
      <style:table-cell-properties style:vertical-align="bottom" fo:background-color="#0d0d0d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B27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ela1.28" style:family="table-row">
      <style:table-row-properties style:min-row-height="0.123cm" fo:keep-together="auto"/>
    </style:style>
    <style:style style:name="Tabela2" style:family="table">
      <style:table-properties style:width="16.002cm" table:align="margins" style:writing-mode="lr-tb"/>
    </style:style>
    <style:style style:name="Tabela2.A" style:family="table-column">
      <style:table-column-properties style:column-width="8.001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SimSun" style:font-size-asian="16pt" style:language-asian="en" style:country-asian="US" style:font-name-complex="Times New Roman1" style:font-size-complex="16pt"/>
    </style:style>
    <style:style style:name="P3" style:family="paragraph" style:parent-style-name="Standard">
      <style:paragraph-properties fo:line-height="200%"/>
      <style:text-properties style:font-name="Times New Roman" fo:font-size="16pt" style:font-size-asian="16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6pt" officeooo:paragraph-rsid="001cd021" style:font-size-asian="16pt" style:font-name-complex="Times New Roman1" style:font-size-complex="16pt"/>
    </style:style>
    <style:style style:name="P6" style:family="paragraph" style:parent-style-name="Standard">
      <style:paragraph-properties fo:line-height="200%"/>
      <style:text-properties style:font-name="Times New Roman" fo:font-size="16pt" style:font-size-asian="16pt" style:font-name-complex="Times New Roman1" style:font-size-complex="12pt"/>
    </style:style>
    <style:style style:name="P7" style:family="paragraph" style:parent-style-name="Standard">
      <style:text-properties style:font-name="Times New Roman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9" style:family="paragraph" style:parent-style-name="Standard">
      <style:paragraph-properties fo:text-align="end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officeooo:rsid="0017c0bc" officeooo:paragraph-rsid="0017c0bc" style:font-size-asian="18pt" style:font-name-complex="Times New Roman1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officeooo:rsid="0017c0bc" officeooo:paragraph-rsid="001cd021" style:font-size-asian="18pt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/>
    </style:style>
    <style:style style:name="P14" style:family="paragraph" style:parent-style-name="Standard">
      <style:text-properties style:font-name="Times New Roman" fo:font-size="7pt" style:font-size-asian="7pt" style:font-name-complex="Times New Roman1" style:font-size-complex="8pt"/>
    </style:style>
    <style:style style:name="P15" style:family="paragraph" style:parent-style-name="Standard">
      <style:text-properties style:font-name="Times New Roman" fo:font-size="5pt" style:font-size-asian="5pt" style:font-name-complex="Times New Roman1" style:font-size-complex="5pt"/>
    </style:style>
    <style:style style:name="P16" style:family="paragraph" style:parent-style-name="Standard">
      <style:paragraph-properties fo:line-height="200%"/>
      <style:text-properties style:font-name="Times New Roman" fo:font-size="14pt" style:font-size-asian="14pt" style:font-name-complex="Times New Roman1" style:font-size-complex="12pt"/>
    </style:style>
    <style:style style:name="P17" style:family="paragraph" style:parent-style-name="Standard">
      <style:paragraph-properties fo:line-height="200%" fo:text-align="justify" style:justify-single-word="false"/>
      <style:text-properties officeooo:paragraph-rsid="001ee740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6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style:font-name="Calibri" style:font-name-asian="Times New Roman1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style:font-name-asian="Times New Roman1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style:font-name-asian="Times New Roman1" style:font-name-complex="Times New Roman1"/>
    </style:style>
    <style:style style:name="P24" style:family="paragraph" style:parent-style-name="Standard">
      <style:paragraph-properties fo:margin-left="8.251cm" fo:margin-right="0cm" fo:margin-top="0cm" fo:margin-bottom="0cm" style:contextual-spacing="false" fo:text-indent="0cm" style:auto-text-indent="false"/>
      <style:text-properties style:font-name="Times New Roman" fo:font-size="14pt" style:font-size-asian="14pt" style:font-name-complex="Times New Roman1" style:font-size-complex="16pt"/>
    </style:style>
    <style:style style:name="P25" style:family="paragraph" style:parent-style-name="Standard">
      <style:paragraph-properties fo:margin-left="8.251cm" fo:margin-right="0cm" fo:text-indent="0cm" style:auto-text-indent="false"/>
      <style:text-properties style:font-name="Times New Roman" style:font-name-complex="Times New Roman1"/>
    </style:style>
    <style:style style:name="P26" style:family="paragraph" style:parent-style-name="Standard">
      <style:paragraph-properties fo:margin-left="8.251cm" fo:margin-right="0cm" fo:text-indent="0cm" style:auto-text-indent="false"/>
      <style:text-properties style:font-name="Times New Roman" officeooo:rsid="0017c0bc" officeooo:paragraph-rsid="0017c0bc" style:font-name-complex="Times New Roman1"/>
    </style:style>
    <style:style style:name="P27" style:family="paragraph" style:parent-style-name="Standard">
      <style:paragraph-properties fo:margin-left="7.502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No_20_Spacing">
      <style:paragraph-properties fo:margin-left="9.753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left="9.753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left="9.753cm" fo:margin-right="0cm" fo:text-indent="0cm" style:auto-text-indent="false"/>
      <style:text-properties style:font-name="Times New Roman" fo:font-size="12pt" officeooo:rsid="0017c0bc" officeooo:paragraph-rsid="0017c0bc" style:font-size-asian="12pt" style:font-name-complex="Times New Roman1" style:font-size-complex="12pt"/>
    </style:style>
    <style:style style:name="P31" style:family="paragraph" style:parent-style-name="Standard">
      <style:paragraph-properties fo:margin-top="0.677cm" fo:margin-bottom="0.282cm" style:contextual-spacing="false"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32" style:family="paragraph" style:parent-style-name="Contents_20_Heading">
      <style:paragraph-properties fo:line-height="255%" fo:text-align="center" style:justify-single-word="false"/>
      <style:text-properties fo:color="#00000a" style:font-name="Times New Roman" fo:font-size="16pt" fo:font-weight="normal" style:font-size-asian="16pt" style:font-weight-asian="normal" style:font-name-complex="Times New Roman1" style:font-size-complex="12pt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34" style:family="paragraph" style:parent-style-name="Standard" style:master-page-name="Converted1">
      <style:paragraph-properties fo:margin-top="0.635cm" fo:margin-bottom="0.282cm" style:contextual-spacing="false" fo:line-height="200%" style:page-number="auto"/>
      <style:text-properties style:font-name="Times New Roman" fo:font-size="16pt" style:font-size-asian="16pt" style:font-name-complex="Times New Roman1"/>
    </style:style>
    <style:style style:name="P35" style:family="paragraph" style:parent-style-name="Standard">
      <style:paragraph-properties fo:line-height="150%"/>
      <style:text-properties style:font-name="Times New Roman" fo:font-size="16pt" style:font-size-asian="16pt" style:font-name-complex="Times New Roman1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6pt" style:font-size-asian="16pt" style:font-name-complex="Times New Roman1"/>
    </style:style>
    <style:style style:name="P37" style:family="paragraph" style:parent-style-name="Standard">
      <style:paragraph-properties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38" style:family="paragraph" style:parent-style-name="Standard">
      <style:paragraph-properties fo:line-height="200%"/>
      <style:text-properties style:font-name="Times New Roman" fo:font-size="16pt" style:font-size-asian="16pt" style:font-name-complex="Times New Roman1"/>
    </style:style>
    <style:style style:name="P39" style:family="paragraph" style:parent-style-name="Standard">
      <style:paragraph-properties fo:line-height="200%"/>
      <style:text-properties style:font-name="Times New Roman" fo:font-size="16pt" officeooo:rsid="0022fee1" officeooo:paragraph-rsid="0022fee1" style:font-size-asian="16pt" style:font-name-complex="Times New Roman1"/>
    </style:style>
    <style:style style:name="P40" style:family="paragraph" style:parent-style-name="Standard">
      <style:paragraph-properties fo:line-height="200%"/>
      <style:text-properties style:font-name="Times New Roman" fo:font-size="12pt" officeooo:rsid="001aecbf" officeooo:paragraph-rsid="001dbcfd" style:font-size-asian="12pt" style:font-name-complex="Times New Roman1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Liberation Sans1" fo:font-size="10pt" officeooo:paragraph-rsid="001dbcfd" style:font-size-asian="10pt" style:font-name-complex="Times New Roman1"/>
    </style:style>
    <style:style style:name="P42" style:family="paragraph" style:parent-style-name="Standard">
      <style:paragraph-properties fo:line-height="200%" fo:text-align="justify" style:justify-single-word="false"/>
      <style:text-properties fo:color="#000000" style:text-line-through-style="none" style:text-line-through-type="none" style:font-name="Times New Roman" fo:font-size="12pt" style:text-underline-style="none" style:font-name-asian="SimSun" style:font-size-asian="12pt" style:language-asian="en" style:country-asian="US" style:font-name-complex="Calibri1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officeooo:paragraph-rsid="001dbcfd" style:font-size-asian="12pt" style:font-size-complex="12pt"/>
    </style:style>
    <style:style style:name="P44" style:family="paragraph" style:parent-style-name="Standard">
      <style:paragraph-properties fo:line-height="200%" fo:text-align="start" style:justify-single-word="false"/>
      <style:text-properties officeooo:paragraph-rsid="0021b02d"/>
    </style:style>
    <style:style style:name="P45" style:family="paragraph" style:parent-style-name="Standard">
      <style:paragraph-properties fo:line-height="200%" fo:text-align="justify" style:justify-single-word="false"/>
      <style:text-properties style:font-name="Times New Roman" fo:font-size="12pt" officeooo:paragraph-rsid="001ee740" style:font-size-asian="12pt" style:font-size-complex="12pt"/>
    </style:style>
    <style:style style:name="P46" style:family="paragraph" style:parent-style-name="Standard">
      <style:paragraph-properties fo:line-height="200%" fo:text-align="justify" style:justify-single-word="false"/>
      <style:text-properties style:font-name="Times New Roman" fo:font-size="12pt" officeooo:paragraph-rsid="0021b02d" style:font-size-asian="12pt" style:font-size-complex="12pt"/>
    </style:style>
    <style:style style:name="P47" style:family="paragraph" style:parent-style-name="Standard">
      <style:paragraph-properties fo:line-height="200%" fo:text-align="start" style:justify-single-word="false"/>
      <style:text-properties style:font-name="Times New Roman" fo:font-size="12pt" officeooo:paragraph-rsid="0021b02d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2pt" officeooo:paragraph-rsid="001cd021" style:font-size-asian="12pt" style:font-size-complex="12pt"/>
    </style:style>
    <style:style style:name="P49" style:family="paragraph" style:parent-style-name="Standard">
      <style:paragraph-properties fo:line-height="2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0" style:family="paragraph" style:parent-style-name="Standard">
      <style:paragraph-properties fo:line-height="200%" fo:text-align="justify" style:justify-single-word="false"/>
      <style:text-properties style:font-name="Times New Roman" fo:font-size="12pt" officeooo:paragraph-rsid="001dbcfd" style:font-size-asian="12pt" style:font-name-complex="Times New Roman1" style:font-size-complex="12pt"/>
    </style:style>
    <style:style style:name="P51" style:family="paragraph" style:parent-style-name="Standard">
      <style:paragraph-properties fo:line-height="200%"/>
      <style:text-properties style:font-name="Times New Roman" fo:font-size="12pt" officeooo:rsid="0022fee1" officeooo:paragraph-rsid="0022fee1" style:font-size-asian="12pt" style:font-name-complex="Times New Roman1" style:font-size-complex="12pt"/>
    </style:style>
    <style:style style:name="P52" style:family="paragraph" style:parent-style-name="Standard">
      <style:paragraph-properties fo:line-height="200%"/>
      <style:text-properties style:font-name="Times New Roman" fo:font-size="12pt" style:text-underline-style="none" officeooo:rsid="0022fee1" officeooo:paragraph-rsid="0022fee1" style:font-size-asian="12pt" style:font-name-complex="Times New Roman1" style:font-size-complex="12pt"/>
    </style:style>
    <style:style style:name="P53" style:family="paragraph" style:parent-style-name="Standard">
      <style:paragraph-properties fo:line-height="200%"/>
      <style:text-properties style:font-name="Times New Roman" fo:font-size="14pt" officeooo:rsid="0022fee1" officeooo:paragraph-rsid="0022fee1" style:font-size-asian="14pt" style:font-name-complex="Times New Roman1" style:font-size-complex="14pt"/>
    </style:style>
    <style:style style:name="P54" style:family="paragraph" style:parent-style-name="Standard">
      <style:paragraph-properties fo:line-height="200%"/>
      <style:text-properties style:font-name="Times New Roman" fo:font-size="14pt" officeooo:paragraph-rsid="0022fee1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Times New Roman" officeooo:paragraph-rsid="001cd021"/>
    </style:style>
    <style:style style:name="P56" style:family="paragraph" style:parent-style-name="Standard">
      <style:paragraph-properties fo:margin-left="0cm" fo:margin-right="0cm" fo:line-height="200%" fo:text-align="justify" style:justify-single-word="false" fo:text-indent="2cm" style:auto-text-indent="false"/>
      <style:text-properties fo:color="#000000" style:font-name="Times New Roman" fo:font-size="12pt" fo:font-weight="normal" officeooo:rsid="001dbcfd" officeooo:paragraph-rsid="001dbcfd" style:font-name-asian="SimSun" style:font-size-asian="12pt" style:language-asian="en" style:country-asian="US" style:font-weight-asian="normal" style:font-name-complex="Calibri1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officeooo:paragraph-rsid="001dbcfd" style:font-size-asian="12pt" style:font-size-complex="12pt"/>
    </style:style>
    <style:style style:name="P58" style:family="paragraph" style:parent-style-name="Standard">
      <style:paragraph-properties fo:margin-left="0cm" fo:margin-right="0cm" fo:margin-top="0.677cm" fo:margin-bottom="0.282cm" style:contextual-spacing="false" fo:line-height="107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.162cm" style:contextual-spacing="false" fo:text-indent="0cm" style:auto-text-indent="false"/>
      <style:text-properties fo:color="#000000" style:text-line-through-style="none" style:text-line-through-type="none" style:font-name="Times New Roman" fo:font-size="12pt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.162cm" style:contextual-spacing="false" fo:text-indent="0cm" style:auto-text-indent="false"/>
      <style:text-properties fo:color="#000000" style:text-line-through-style="none" style:text-line-through-type="none" style:font-name="Times New Roman" fo:font-size="12pt" style:text-underline-style="none" officeooo:rsid="0021b02d" officeooo:paragraph-rsid="0021b02d" style:font-size-asian="12pt" style:font-size-complex="12pt"/>
    </style:style>
    <style:style style:name="P61" style:family="paragraph" style:parent-style-name="Standard">
      <style:paragraph-properties fo:margin-left="0cm" fo:margin-right="0cm" fo:margin-top="0.427cm" fo:margin-bottom="0.282cm" style:contextual-spacing="false" fo:text-indent="0cm" style:auto-text-indent="false"/>
      <style:text-properties style:use-window-font-color="true" style:font-name="Times New Roman" fo:font-size="12pt" officeooo:rsid="00190f79" officeooo:paragraph-rsid="001abbb6" style:font-name-asian="SimSun" style:font-size-asian="12pt" style:language-asian="en" style:country-asian="US" style:font-name-complex="Times New Roman1" style:font-size-complex="12pt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fo:font-size="12pt" fo:font-weight="normal" officeooo:rsid="00190f79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P63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style:use-window-font-color="true" style:font-name="Times New Roman" fo:font-size="12pt" fo:font-weight="normal" officeooo:rsid="00190f79" officeooo:paragraph-rsid="001abbb6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P64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style:font-name="Times New Roman" fo:font-size="12pt" officeooo:paragraph-rsid="001abbb6" style:font-size-asian="12pt" style:font-size-complex="12pt"/>
    </style:style>
    <style:style style:name="P65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fo:color="#000000" style:font-name="Times New Roman" fo:font-size="12pt" fo:font-weight="normal" officeooo:paragraph-rsid="001abbb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.427cm" fo:margin-bottom="0.282cm" style:contextual-spacing="false" fo:text-indent="-1.505cm" style:auto-text-indent="false"/>
      <style:text-properties style:font-name="Times New Roman" fo:font-size="12pt" style:font-size-asian="12pt" style:font-size-complex="12pt"/>
    </style:style>
    <style:style style:name="P67" style:family="paragraph" style:parent-style-name="Standard">
      <style:paragraph-properties fo:margin-top="0.677cm" fo:margin-bottom="0.282cm" style:contextual-spacing="false"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fo:font-size="12pt" officeooo:rsid="0021b02d" officeooo:paragraph-rsid="0021b02d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text:display="none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22fee1" style:font-size-asian="16pt" style:font-name-complex="Times New Roman1"/>
    </style:style>
    <style:style style:name="T4" style:family="text">
      <style:text-properties style:font-name="Times New Roman" fo:font-size="16pt" style:text-underline-style="solid" style:text-underline-width="auto" style:text-underline-color="font-color" officeooo:rsid="0022fee1" style:font-size-asian="16pt" style:font-name-complex="Times New Roman1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10pt" style:font-size-asian="10pt" style:font-name-complex="Times New Roman1"/>
    </style:style>
    <style:style style:name="T7" style:family="text">
      <style:text-properties fo:color="#000000" style:font-name="Verdana" fo:font-size="10pt" officeooo:rsid="001abbb6" style:font-size-asian="10pt" style:font-name-complex="Times New Roman1"/>
    </style:style>
    <style:style style:name="T8" style:family="text">
      <style:text-properties fo:color="#000000" style:font-name="Liberation Sans1" fo:font-size="10pt" style:font-size-asian="10pt"/>
    </style:style>
    <style:style style:name="T9" style:family="text">
      <style:text-properties fo:color="#000000" style:font-name="Liberation Sans1" fo:font-size="10pt" style:font-size-asian="10pt" style:font-name-complex="Times New Roman1" style:font-size-complex="16pt"/>
    </style:style>
    <style:style style:name="T10" style:family="text">
      <style:text-properties fo:color="#000000" style:font-name="Liberation Sans1" fo:font-size="10pt" officeooo:rsid="001ee740" style:font-size-asian="10pt"/>
    </style:style>
    <style:style style:name="T11" style:family="text">
      <style:text-properties fo:color="#000000" style:font-name="Liberation Sans1" fo:font-size="10pt" officeooo:rsid="0021b02d" style:font-size-asian="10pt"/>
    </style:style>
    <style:style style:name="T12" style:family="text">
      <style:text-properties fo:color="#000000" style:font-name="Liberation Sans1" fo:font-size="12pt" style:font-size-asian="12pt"/>
    </style:style>
    <style:style style:name="T13" style:family="text">
      <style:text-properties fo:color="#000000" style:font-name="Liberation Sans1" fo:font-size="12pt" officeooo:rsid="001ee740" style:font-size-asian="12pt"/>
    </style:style>
    <style:style style:name="T14" style:family="text">
      <style:text-properties fo:color="#000000" fo:font-size="12pt" style:font-size-asian="12pt"/>
    </style:style>
    <style:style style:name="T15" style:family="text">
      <style:text-properties fo:color="#000000" fo:font-size="12pt" officeooo:rsid="001ee740" style:font-size-asian="12pt"/>
    </style:style>
    <style:style style:name="T16" style:family="text">
      <style:text-properties fo:color="#000000" style:font-name="OpenSymbol" fo:font-size="10pt" style:text-underline-style="none" style:font-size-asian="10pt"/>
    </style:style>
    <style:style style:name="T17" style:family="text">
      <style:text-properties fo:color="#000000" style:text-line-through-style="none" style:text-line-through-type="none" style:font-name="Liberation Sans1" fo:font-size="10pt" style:text-underline-style="none" style:font-size-asian="10pt"/>
    </style:style>
    <style:style style:name="T18" style:family="text">
      <style:text-properties fo:color="#000000" style:text-line-through-style="none" style:text-line-through-type="none" style:font-name="Verdana" fo:font-size="10pt" style:text-underline-style="none" style:font-size-asian="10pt"/>
    </style:style>
    <style:style style:name="T19" style:family="text">
      <style:text-properties fo:color="#000000" style:text-line-through-style="none" style:text-line-through-type="none" style:font-name="Verdana" fo:font-size="10pt" style:text-underline-style="none" officeooo:rsid="0020fd30" style:font-size-asian="10pt"/>
    </style:style>
    <style:style style:name="T20" style:family="text">
      <style:text-properties fo:color="#000000" style:text-line-through-style="none" style:text-line-through-type="none" style:font-name="Verdana" fo:font-size="10pt" style:text-underline-style="none" officeooo:rsid="0020fd30" style:font-name-asian="SimSun" style:font-size-asian="10pt" style:language-asian="en" style:country-asian="US" style:font-name-complex="Calibri1"/>
    </style:style>
    <style:style style:name="T21" style:family="text">
      <style:text-properties fo:color="#000000" style:text-line-through-style="none" style:text-line-through-type="none" fo:font-size="10pt" style:text-underline-style="none" style:font-size-asian="10pt"/>
    </style:style>
    <style:style style:name="T22" style:family="text">
      <style:text-properties fo:color="#000000" style:text-line-through-style="none" style:text-line-through-type="none" fo:font-size="10pt" style:text-underline-style="none" officeooo:rsid="0020fd30" style:font-size-asian="10pt"/>
    </style:style>
    <style:style style:name="T23" style:family="text">
      <style:text-properties fo:color="#000000" style:text-line-through-style="none" style:text-line-through-type="none" fo:font-size="10pt" style:text-underline-style="none" officeooo:rsid="0020fd30" style:font-name-asian="SimSun" style:font-size-asian="10pt" style:language-asian="en" style:country-asian="US" style:font-name-complex="Calibri1"/>
    </style:style>
    <style:style style:name="T24" style:family="text">
      <style:text-properties fo:color="#000000" style:text-line-through-style="none" style:text-line-through-type="none" style:text-underline-style="none"/>
    </style:style>
    <style:style style:name="T25" style:family="text">
      <style:text-properties fo:color="#000000" style:text-line-through-style="none" style:text-line-through-type="none" style:text-underline-style="none" officeooo:rsid="0020fd30"/>
    </style:style>
    <style:style style:name="T26" style:family="text">
      <style:text-properties fo:color="#000000" style:text-line-through-style="none" style:text-line-through-type="none" style:text-underline-style="none" officeooo:rsid="0020fd30" style:font-name-asian="SimSun" style:language-asian="en" style:country-asian="US" style:font-name-complex="Calibri1"/>
    </style:style>
    <style:style style:name="T27" style:family="text">
      <style:text-properties fo:color="#000000" style:font-name="Verdana" fo:font-size="10pt" style:font-size-asian="10pt"/>
    </style:style>
    <style:style style:name="T28" style:family="text">
      <style:text-properties fo:color="#000000" style:font-name="Liberation Sans1" fo:font-size="10pt" officeooo:rsid="001ee740" style:font-size-asian="10pt"/>
    </style:style>
    <style:style style:name="T29" style:family="text">
      <style:text-properties fo:color="#000000" fo:font-size="10pt" style:font-size-asian="10pt"/>
    </style:style>
    <style:style style:name="T30" style:family="text">
      <style:text-properties fo:color="#000000" fo:font-size="10pt" style:font-size-asian="10pt" style:font-name-complex="Times New Roman1"/>
    </style:style>
    <style:style style:name="T31" style:family="text">
      <style:text-properties fo:color="#000000" fo:font-size="10pt" officeooo:rsid="001abbb6" style:font-size-asian="10pt" style:font-name-complex="Times New Roman1"/>
    </style:style>
    <style:style style:name="T32" style:family="text">
      <style:text-properties fo:color="#000000" fo:font-size="10pt" officeooo:rsid="0021b02d" style:font-size-asian="10pt"/>
    </style:style>
    <style:style style:name="T33" style:family="text">
      <style:text-properties fo:color="#000000" fo:font-size="10pt" officeooo:rsid="001ee740" style:font-size-asian="10pt"/>
    </style:style>
    <style:style style:name="T34" style:family="text">
      <style:text-properties fo:color="#000000" fo:font-size="10pt" style:text-underline-style="none" style:font-size-asian="10pt"/>
    </style:style>
    <style:style style:name="T35" style:family="text">
      <style:text-properties fo:color="#000000" style:font-name-complex="Times New Roman1"/>
    </style:style>
    <style:style style:name="T36" style:family="text">
      <style:text-properties fo:color="#000000" officeooo:rsid="001abbb6" style:font-name-complex="Times New Roman1"/>
    </style:style>
    <style:style style:name="T37" style:family="text">
      <style:text-properties fo:color="#000000" style:font-name="Times New Roman" fo:font-size="10pt" style:font-size-asian="10pt"/>
    </style:style>
    <style:style style:name="T38" style:family="text">
      <style:text-properties fo:color="#000000" style:font-name="Times New Roman" fo:font-size="10pt" style:font-size-asian="10pt" style:font-name-complex="Times New Roman1" style:font-size-complex="16pt"/>
    </style:style>
    <style:style style:name="T39" style:family="text">
      <style:text-properties fo:color="#000000" style:font-name="Times New Roman" fo:font-size="10pt" style:text-underline-style="none" style:font-size-asian="10pt"/>
    </style:style>
    <style:style style:name="T40" style:family="text">
      <style:text-properties fo:color="#000000" style:font-name="Times New Roman" fo:font-size="12pt" style:font-size-asian="12pt" style:font-name-complex="Times New Roman1" style:font-size-complex="12pt"/>
    </style:style>
    <style:style style:name="T41" style:family="text">
      <style:text-properties fo:color="#000000" style:font-name="Times New Roman" fo:font-size="12pt" style:font-size-asian="12pt" style:font-size-complex="12pt"/>
    </style:style>
    <style:style style:name="T42" style:family="text">
      <style:text-properties fo:color="#000000" style:font-name="Times New Roman" fo:font-size="12pt" style:text-underline-style="none" style:font-size-asian="12pt" style:font-size-complex="12pt"/>
    </style:style>
    <style:style style:name="T43" style:family="text">
      <style:text-properties fo:color="#000000" style:font-name="Times New Roman" style:text-underline-style="none"/>
    </style:style>
    <style:style style:name="T44" style:family="text">
      <style:text-properties fo:color="#000000" officeooo:rsid="0021b02d"/>
    </style:style>
    <style:style style:name="T45" style:family="text">
      <style:text-properties fo:color="#000000" officeooo:rsid="001ee740"/>
    </style:style>
    <style:style style:name="T46" style:family="text">
      <style:text-properties fo:font-size="14pt" style:font-size-asian="14pt" style:font-size-complex="16pt"/>
    </style:style>
    <style:style style:name="T47" style:family="text">
      <style:text-properties fo:font-size="14pt" officeooo:rsid="0017c0bc" style:font-size-asian="14pt" style:font-size-complex="16pt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style:use-window-font-color="true" style:font-name="Times New Roman" fo:font-size="12pt" style:font-name-asian="SimSun" style:font-size-asian="12pt" style:language-asian="en" style:country-asian="US" style:font-name-complex="Times New Roman1" style:font-size-complex="12pt"/>
    </style:style>
    <style:style style:name="T50" style:family="text">
      <style:text-properties style:use-window-font-color="true" style:font-name="Times New Roman" fo:font-size="12pt" officeooo:rsid="0017c0bc" style:font-name-asian="SimSun" style:font-size-asian="12pt" style:language-asian="en" style:country-asian="US" style:font-name-complex="Times New Roman1" style:font-size-complex="12pt"/>
    </style:style>
    <style:style style:name="T51" style:family="text">
      <style:text-properties style:use-window-font-color="true" style:font-name="Times New Roman" fo:font-size="12pt" fo:font-weight="normal" officeooo:rsid="00190f79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T52" style:family="text">
      <style:text-properties style:use-window-font-color="true" style:font-name="Times New Roman" fo:font-size="12pt" fo:font-weight="bold" officeooo:rsid="00190f79" style:font-name-asian="SimSun" style:font-size-asian="12pt" style:language-asian="en" style:country-asian="US" style:font-weight-asian="bold" style:font-name-complex="Times New Roman1" style:font-size-complex="12pt"/>
    </style:style>
    <style:style style:name="T53" style:family="text">
      <style:text-properties style:use-window-font-color="true" style:font-name="Calibri" style:font-name-asian="SimSun" style:language-asian="en" style:country-asian="US" style:font-name-complex="Calibri1"/>
    </style:style>
    <style:style style:name="T54" style:family="text">
      <style:text-properties style:use-window-font-color="true" style:font-name="Calibri" fo:font-size="12pt" style:font-name-asian="SimSun" style:font-size-asian="12pt" style:language-asian="en" style:country-asian="US" style:font-name-complex="Calibri1" style:font-size-complex="12pt"/>
    </style:style>
    <style:style style:name="T55" style:family="text">
      <style:text-properties style:use-window-font-color="true" style:font-name="Calibri" fo:font-size="12pt" officeooo:rsid="0017c0bc" style:font-name-asian="SimSun" style:font-size-asian="12pt" style:language-asian="en" style:country-asian="US" style:font-name-complex="Calibri1" style:font-size-complex="12pt"/>
    </style:style>
    <style:style style:name="T56" style:family="text">
      <style:text-properties style:use-window-font-color="true" style:font-name="Calibri" fo:font-size="12pt" fo:font-style="italic" style:font-name-asian="SimSun" style:font-size-asian="12pt" style:language-asian="en" style:country-asian="US" style:font-style-asian="italic" style:font-name-complex="Calibri1" style:font-size-complex="12pt"/>
    </style:style>
    <style:style style:name="T57" style:family="text">
      <style:text-properties style:use-window-font-color="true" fo:font-size="12pt" style:font-name-asian="SimSun" style:font-size-asian="12pt" style:language-asian="en" style:country-asian="US" style:font-name-complex="Times New Roman1" style:font-size-complex="12pt"/>
    </style:style>
    <style:style style:name="T58" style:family="text">
      <style:text-properties style:use-window-font-color="true" fo:font-size="12pt" officeooo:rsid="0017c0bc" style:font-name-asian="SimSun" style:font-size-asian="12pt" style:language-asian="en" style:country-asian="US" style:font-name-complex="Times New Roman1" style:font-size-complex="12pt"/>
    </style:style>
    <style:style style:name="T59" style:family="text">
      <style:text-properties style:use-window-font-color="true" fo:font-size="12pt" style:font-name-asian="SimSun" style:font-size-asian="12pt" style:language-asian="en" style:country-asian="US" style:font-name-complex="Calibri1" style:font-size-complex="12pt"/>
    </style:style>
    <style:style style:name="T60" style:family="text">
      <style:text-properties style:use-window-font-color="true" fo:font-size="12pt" officeooo:rsid="0017c0bc" style:font-name-asian="SimSun" style:font-size-asian="12pt" style:language-asian="en" style:country-asian="US" style:font-name-complex="Calibri1" style:font-size-complex="12pt"/>
    </style:style>
    <style:style style:name="T61" style:family="text">
      <style:text-properties style:use-window-font-color="true" fo:font-size="12pt" fo:font-style="italic" style:font-name-asian="SimSun" style:font-size-asian="12pt" style:language-asian="en" style:country-asian="US" style:font-style-asian="italic" style:font-name-complex="Calibri1" style:font-size-complex="12pt"/>
    </style:style>
    <style:style style:name="T62" style:family="text">
      <style:text-properties style:use-window-font-color="true" fo:font-size="12pt" fo:font-weight="normal" officeooo:rsid="00190f79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T63" style:family="text">
      <style:text-properties style:use-window-font-color="true" fo:font-size="12pt" fo:font-weight="bold" officeooo:rsid="00190f79" style:font-name-asian="SimSun" style:font-size-asian="12pt" style:language-asian="en" style:country-asian="US" style:font-weight-asian="bold" style:font-name-complex="Times New Roman1" style:font-size-complex="12pt"/>
    </style:style>
    <style:style style:name="T64" style:family="text">
      <style:text-properties style:use-window-font-color="true" style:font-name-asian="SimSun" style:language-asian="en" style:country-asian="US" style:font-name-complex="Calibri1"/>
    </style:style>
    <style:style style:name="T65" style:family="text">
      <style:text-properties style:use-window-font-color="true" officeooo:rsid="0017c0bc" style:font-name-asian="SimSun" style:language-asian="en" style:country-asian="US" style:font-name-complex="Calibri1"/>
    </style:style>
    <style:style style:name="T66" style:family="text">
      <style:text-properties style:use-window-font-color="true" style:font-name-asian="SimSun" style:language-asian="en" style:country-asian="US" style:font-name-complex="Times New Roman1"/>
    </style:style>
    <style:style style:name="T67" style:family="text">
      <style:text-properties style:use-window-font-color="true" officeooo:rsid="0017c0bc" style:font-name-asian="SimSun" style:language-asian="en" style:country-asian="US" style:font-name-complex="Times New Roman1"/>
    </style:style>
    <style:style style:name="T68" style:family="text">
      <style:text-properties style:use-window-font-color="true" fo:font-weight="normal" officeooo:rsid="00190f79" style:font-name-asian="SimSun" style:language-asian="en" style:country-asian="US" style:font-weight-asian="normal" style:font-name-complex="Times New Roman1" style:font-weight-complex="normal"/>
    </style:style>
    <style:style style:name="T69" style:family="text">
      <style:text-properties style:use-window-font-color="true" fo:font-weight="bold" officeooo:rsid="00190f79" style:font-name-asian="SimSun" style:language-asian="en" style:country-asian="US" style:font-weight-asian="bold" style:font-name-complex="Times New Roman1"/>
    </style:style>
    <style:style style:name="T70" style:family="text">
      <style:text-properties officeooo:rsid="001aecbf"/>
    </style:style>
    <style:style style:name="T71" style:family="text">
      <style:text-properties officeooo:rsid="001cd021"/>
    </style:style>
    <style:style style:name="T72" style:family="text">
      <style:text-properties officeooo:rsid="001dbcfd"/>
    </style:style>
    <style:style style:name="T73" style:family="text">
      <style:text-properties officeooo:rsid="001f9725"/>
    </style:style>
    <style:style style:name="T74" style:family="text">
      <style:text-properties officeooo:rsid="0020fd30"/>
    </style:style>
    <style:style style:name="T75" style:family="text">
      <style:text-properties officeooo:rsid="00220a3d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officeooo:rsid="0022fee1" style:font-name-complex="Times New Roman1"/>
    </style:style>
    <style:style style:name="T78" style:family="text">
      <style:text-properties style:font-name="Times New Roman"/>
    </style:style>
    <style:style style:name="T79" style:family="text">
      <style:text-properties style:font-name="Times New Roman" fo:font-size="12pt" style:font-size-asian="12pt" style:font-size-complex="12pt"/>
    </style:style>
    <style:style style:name="T80" style:family="text">
      <style:text-properties fo:font-size="16pt" officeooo:rsid="0022fee1" style:font-size-asian="16pt" style:font-name-complex="Times New Roman1"/>
    </style:style>
    <style:style style:name="T81" style:family="text">
      <style:text-properties fo:font-size="16pt" style:text-underline-style="solid" style:text-underline-width="auto" style:text-underline-color="font-color" officeooo:rsid="0022fee1" style:font-size-asian="16pt" style:font-name-complex="Times New Roman1"/>
    </style:style>
    <style:style style:name="T82" style:family="text">
      <style:text-properties officeooo:rsid="0022fee1" style:font-name-complex="Times New Roman1"/>
    </style:style>
    <style:style style:name="T83" style:family="text">
      <style:text-properties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nstituto Federal de Educação, Ciência e Tecnologia de Goiás</text:p>
      <text:p text:style-name="P4">Tecnologia em Análise e Desenvolvimento de Sistemas</text:p>
      <text:p text:style-name="P2"/>
      <text:p text:style-name="P8"/>
      <text:p text:style-name="P8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11">Padrões <text:span text:style-name="T71">de Codificação em S.G.C</text:span></text:p>
      <text:p text:style-name="P10"/>
      <text:p text:style-name="P8"/>
      <text:p text:style-name="P8"/>
      <text:p text:style-name="P8"/>
      <text:p text:style-name="P8"/>
      <text:p text:style-name="P13"/>
      <text:p text:style-name="P25"><text:span text:style-name="T46">Nome do Alun</text:span><text:span text:style-name="T47">o</text:span></text:p>
      <text:p text:style-name="P26"><text:span text:style-name="T47">M</text:span><text:span text:style-name="T46">arcelo Roldrin Barros Silva</text:span></text:p>
      <text:p text:style-name="P24">Orientador</text:p>
      <text:p text:style-name="P24"/>
      <text:p text:style-name="P14"/>
      <text:p text:style-name="P14"/>
      <text:p text:style-name="P14"/>
      <text:p text:style-name="P14"/>
      <text:p text:style-name="P14"/>
      <text:p text:style-name="P18"/>
      <text:p text:style-name="P18">Luziânia - GO</text:p>
      <text:p text:style-name="P18">201<text:span text:style-name="T70">4</text:span></text:p>
      <text:p text:style-name="P10"><text:soft-page-break/>Instituto Federal de Educação, Ciência e Tecnologia de Goiás</text:p>
      <text:p text:style-name="P4">Tecnologia em Análise e Desenvolvimento de Sistem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8"/>
      <text:p text:style-name="P8"/>
      <text:p text:style-name="P8"/>
      <text:p text:style-name="P8"/>
      <text:p text:style-name="P12">Padrões <text:span text:style-name="T71">de Codificação em S.G.C</text:span></text:p>
      <text:p text:style-name="P8"/>
      <text:p text:style-name="P8"/>
      <text:p text:style-name="P27">Projeto apresentado ao Curso de Tecnologia <text:s/>Em Análise e Desenvolvimento de Sistemas como um dos pré-requisitos de matrícula na Disciplina de Trabalho de Conclusão de Curso.</text:p>
      <text:p text:style-name="P9"/>
      <text:p text:style-name="P29">Nome do Aluno </text:p>
      <text:p text:style-name="P30">Marcelo Roldrin Barros Silva</text:p>
      <text:p text:style-name="P28">Orientador</text:p>
      <text:p text:style-name="P28">Nome do Orientado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Luziânia - GO</text:p>
      <text:p text:style-name="P18">201<text:span text:style-name="T70">4</text:span></text:p>
      <text:p text:style-name="P32"><text:soft-page-break/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Standard"><text:a xlink:type="simple" xlink:href="#_Toc351127711"><text:span text:style-name="T1"/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Header"/>
      <text:p text:style-name="P34">1 INTRODUÇÃO</text:p>
      <text:p text:style-name="P55"><text:span text:style-name="T58"><text:tab/></text:span><text:span text:style-name="T60">Os Sistemas de Gerenciamento de Conte</text:span><text:span text:style-name="T59">údo, comumente chamados de SGC ou CMS (</text:span><text:span text:style-name="T61">Content Management System </text:span><text:span text:style-name="T59">– termo em inglês) , são sistemas de informação que facilitam e auxiliam a construção e manutenção de sítios de forma rápida e prática.</text:span><text:span text:style-name="T58"> </text:span></text:p>
      <text:p text:style-name="P48"><text:span text:style-name="T67"><text:tab/></text:span><text:span text:style-name="T65">Padr</text:span><text:span text:style-name="T64">ões Web são especificações abertas estabelecidas pelo W3C que são utilizadas para criar e interpretar o conteúdo web, com o objetivo de aprimorar a comunicação, o fornecimento de informações e serviços prestados por meios eletrônicos pelos órgãos do Governo Federal. A adoção dos Padrões Web em Governo Eletrônico traz vantagens na gestão de sítios, como a garantia do nível de qualidade, pois possibilita a mensuração de resultados. Fornece também requisitos para a correta contratação da equipe responsável por desenvolver o sítio, diminui o tempo, o custo de desen</text:span><text:span text:style-name="T66">volvimento e manutenção das páginas. Além disso, a padronização desses ambientes acelera o processo de adaptação e migração para tecnologias mais modernas, e ainda aumenta a qualidade da comunicação com a sociedade.</text:span></text:p>
      <text:p text:style-name="P55"><text:span text:style-name="T57"/></text:p>
      <text:p text:style-name="P35">2 PROBLEMA</text:p>
      <text:p text:style-name="P56">Descobrir <text:span text:style-name="T74">dentre os </text:span>SGC <text:span text:style-name="T73">mais usados </text:span>pelo governo federal segue o maior número de padrões de codificação estipulado pelo PWG.</text:p>
      <text:p text:style-name="P36">3 JUSTIFICATIVA</text:p>
      <text:p text:style-name="P41"><text:tab/><text:span text:style-name="T79">O uso de SGC oferece muitas vantagens no desenvolvimento, gerenciamento e manutenção de um sítio em comparação com a criação manual de páginas. </text:span></text:p>
      <text:p text:style-name="P43"><text:tab/>Facilidade no gerenciamento de permissões: </text:p>
      <text:p text:style-name="P57"><text:tab/>Publicação descentralizada: </text:p>
      <text:p text:style-name="P57"><text:tab/>Manutenção da árvore de navegação </text:p>
      <text:p text:style-name="P57"><text:tab/>Diminuição dos custos de manutenção </text:p>
      <text:p text:style-name="P58"><text:span text:style-name="T36">Desenvolver utilizando os padrões nos oferece</text:span><text:span text:style-name="T35"> uma série de benefícios tais como: </text:span></text:p>
      <text:p text:style-name="P62">Simplifica o desenvolvimento e a manutenção </text:p>
      <text:p text:style-name="P63">Estabelece métricas consistentes </text:p>
      <text:p text:style-name="P64"><text:span text:style-name="T68">Compatibilidade com navegadores futuros e outros dispositivos Carregamento e apresentação de página mais ágil</text:span><text:span text:style-name="T69"> </text:span></text:p>
      <text:p text:style-name="P65">Melhora na acessibilidade </text:p>
      <text:p text:style-name="P65">Facilidade de evoluir e adaptar</text:p>
      <text:p text:style-name="P61"><text:soft-page-break/></text:p>
      <text:p text:style-name="P6">4 OBJETIVOS</text:p>
      <text:p text:style-name="P16">4.1 Objetivos Gerais</text:p>
      <text:p text:style-name="P40"><text:tab/>Estudar sítios do governo federal e verificar se estão utilizando os padrões web.</text:p>
      <text:p text:style-name="P5">5 <text:span text:style-name="T72">REFERÊNCIAL </text:span>TEÓRIC<text:span text:style-name="T72">O</text:span></text:p>
      <text:p text:style-name="P17"><text:span text:style-name="T2"><text:tab/></text:span><text:span text:style-name="T40">O uso de SGC oferece muitas vantagens no desenvolvimento, gerenciamento e manuten</text:span><text:span text:style-name="T41">ção de um sítio em comparação com a criação manual de páginas. Além disso está em alinhamento com as diretrizes de governo eletrônico, alguns dos considerados melhores sistemas de SGC são de código aberto e tem comunidades atuantes, estando alinhado com a opção do governo federal pelo Software livre. </text:span></text:p>
      <text:p text:style-name="P45"><text:span text:style-name="T5"><text:tab/></text:span><text:span text:style-name="T44">A </text:span><text:span text:style-name="T45">tabela abaixo </text:span><text:span text:style-name="T44">mostra os SGC que serão avaliados e seus respectivos portais.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68">Sistema</text:p>
          </table:table-cell>
          <table:table-cell table:style-name="Tabela2.B1" office:value-type="string">
            <text:p text:style-name="P68">Uso do Governo Federal</text:p>
          </table:table-cell>
        </table:table-row>
        <table:table-row>
          <table:table-cell table:style-name="Tabela2.A2" office:value-type="string">
            <text:p text:style-name="P46"><text:span text:style-name="T45">Wordpress</text:span></text:p>
          </table:table-cell>
          <table:table-cell table:style-name="Tabela2.B2" office:value-type="string">
            <text:p text:style-name="P47"><text:span text:style-name="T45">http://www.cultura.gov.br/</text:span></text:p>
          </table:table-cell>
        </table:table-row>
        <table:table-row>
          <table:table-cell table:style-name="Tabela2.A2" office:value-type="string">
            <text:p text:style-name="P46"><text:span text:style-name="T5">Joomla</text:span></text:p>
          </table:table-cell>
          <table:table-cell table:style-name="Tabela2.B2" office:value-type="string">
            <text:p text:style-name="P44"><text:a xlink:type="simple" xlink:href="http://portal.mec.gov.br/"><text:span text:style-name="T42">http://portal.mec.gov.br/</text:span></text:a></text:p>
          </table:table-cell>
        </table:table-row>
        <table:table-row>
          <table:table-cell table:style-name="Tabela2.A2" office:value-type="string">
            <text:p text:style-name="P68">Plone</text:p>
          </table:table-cell>
          <table:table-cell table:style-name="Tabela2.B2" office:value-type="string">
            <text:p text:style-name="P68">http://www.brasil.gov.br</text:p>
          </table:table-cell>
        </table:table-row>
      </table:table>
      <text:p text:style-name="P50"><text:span text:style-name="T24"/></text:p>
      <text:p text:style-name="P50"><text:span text:style-name="T5"><text:tab/>A adoção dos Padrões Web em Governo Eletrônico traz vantagens na gestão de sítios, como a garantia do nível de qualidade, pois possibilita a mensuração de resultados. Fornece também requisitos para a correta contratação da equipe responsável por desenvolver o sítio, diminui o tempo, o custo de desenvolvimento e manutenção das páginas. Além disso, a padronização desses ambientes acelera o processo de adaptação e migração para tecnologias mais modernas, e ainda aumenta a qualidade da comunicação com a sociedade.</text:span></text:p>
      <text:p text:style-name="P50"><text:span text:style-name="T5"/></text:p>
      <text:p text:style-name="P50"><text:soft-page-break/><text:span text:style-name="T5"><text:tab/>A lista de verificação é um recurso para avaliar se as recomendações estão sendo seguidas no desenvolvimento, evolução ou manutenção do sítio ou portal:</text:span></text:p>
      <text:p text:style-name="P59"/>
      <text:p text:style-name="P60">Abaixo a lista de verificação:</text:p>
      <text:p text:style-name="P66"><text:span text:style-name="T24"><text:s/><text:tab/><text:tab/>1. A página usa Doctype correto? </text:span></text:p>
      <text:p text:style-name="P66"><text:span text:style-name="T24"><text:tab/><text:tab/>2. A página usa o character set de codificação de caracteres correto?</text:span></text:p>
      <text:p text:style-name="P66"><text:span text:style-name="T24"><text:tab/><text:tab/>3. A página usa codificação válida? </text:span></text:p>
      <text:p text:style-name="P66"><text:span text:style-name="T24"><text:tab/><text:tab/>4. A(s) folha(s) de estilo CSS usada pela página é (são) válida(s)?</text:span></text:p>
      <text:p text:style-name="P66"><text:span text:style-name="T24"><text:tab/><text:tab/>5. Há declarações de classes ou ID's desnecessárias? </text:span></text:p>
      <text:p text:style-name="P66"><text:span text:style-name="T24"><text:tab/><text:tab/>6. O código é bem estruturado? </text:span></text:p>
      <text:p text:style-name="P66"><text:span text:style-name="T24"><text:tab/><text:tab/>7. Há links quebrados? </text:span></text:p>
      <text:p text:style-name="P66"><text:span text:style-name="T24"><text:tab/><text:tab/>8. Qual é a performance velocidade de carregamento/tamanho da página?</text:span></text:p>
      <text:p text:style-name="P66"><text:span text:style-name="T24"><text:tab/><text:tab/>9. A página utiliza URL's amigáveis? </text:span></text:p>
      <text:p text:style-name="P66"><text:span text:style-name="T24"><text:tab/><text:tab/>10. As URLs funcionam sem o "www"? </text:span></text:p>
      <text:p text:style-name="P66"><text:span text:style-name="T24"><text:tab/><text:tab/>11. Há erros de javascript? </text:span></text:p>
      <text:p text:style-name="P66"><text:span text:style-name="T24"><text:tab/><text:tab/>12. A página funciona com o javascript desabilitado?</text:span></text:p>
      <text:p text:style-name="P66"><text:span text:style-name="T24"><text:tab/><text:tab/>13. O conteúdo é acessível com as folhas de estilo desabilitadas?</text:span></text:p>
      <text:p text:style-name="P66"><text:span text:style-name="T24"><text:tab/><text:tab/>14. O sítio usa CSS para todos os aspectos da apresentação?</text:span></text:p>
      <text:p text:style-name="P66"><text:span text:style-name="T24"><text:tab/><text:tab/>15. As imagens de apresentação estão incluídas nas CSS? </text:span></text:p>
      <text:p text:style-name="P66"><text:span text:style-name="T24"><text:tab/><text:tab/>16. Há quebra do desenho quando o usuário aumenta o tamanho da fonte?</text:span></text:p>
      <text:p text:style-name="P66"><text:span text:style-name="T24"><text:tab/><text:tab/>17. O contraste das cores da página é suficiente?</text:span></text:p>
      <text:p text:style-name="P66"><text:span text:style-name="T24"><text:tab/><text:tab/>18. A página é consistente em navegadores texto?</text:span></text:p>
      <text:p text:style-name="P66"><text:span text:style-name="T24"><text:tab/><text:tab/>19. O co</text:span><text:span text:style-name="T25">n</text:span><text:span text:style-name="T24">teúdo é legível quando impresso? Não há desperdício de papel ou tinta?</text:span></text:p>
      <text:p text:style-name="P66"><text:span text:style-name="T24"><text:tab/><text:tab/>20. A página é bem visualizada em dispositivos portáteis? </text:span></text:p>
      <text:p text:style-name="P66"><text:span text:style-name="T24"><text:tab/><text:tab/>21. A página é bem visualizada em diferentes resoluções de navegador e tela?</text:span></text:p>
      <text:p text:style-name="P31">6 HIPÓTESES DE TRABALHO</text:p>
      <text:p text:style-name="P31"><text:soft-page-break/></text:p>
      <text:p text:style-name="P37">7 METODOLOGIA</text:p>
      <text:p text:style-name="P49"><text:tab/><text:span text:style-name="T26">Estudo de caso.</text:span></text:p>
      <text:p text:style-name="P42"><text:tab/><text:span text:style-name="T75">Testes realizados através ferramentas de validação</text:span></text:p>
      <text:p text:style-name="P42"><text:tab/><text:span text:style-name="T75">Estudos de materiais fornecidos pelo governo federal e outros autores</text:span></text:p>
      <text:p text:style-name="P3">9 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 table:number-columns-repeated="2"/>
        <table:table-column table:style-name="Tabela1.D"/>
        <table:table-column table:style-name="Tabela1.C"/>
        <table:table-column table:style-name="Tabela1.I"/>
        <table:table-column table:style-name="Tabela1.J"/>
        <table:table-column table:style-name="Tabela1.D"/>
        <table:table-column table:style-name="Tabela1.C" table:number-columns-repeated="2"/>
        <table:table-column table:style-name="Tabela1.N"/>
        <table:table-column table:style-name="Tabela1.O"/>
        <table:table-column table:style-name="Tabela1.C" table:number-columns-repeated="2"/>
        <table:table-column table:style-name="Tabela1.R"/>
        <table:table-column table:style-name="Tabela1.S"/>
        <table:table-column table:style-name="Tabela1.C" table:number-columns-repeated="2"/>
        <table:table-column table:style-name="Tabela1.V"/>
        <table:table-column table:style-name="Tabela1.W"/>
        <table:table-column table:style-name="Tabela1.D"/>
        <table:table-column table:style-name="Tabela1.C"/>
        <table:table-column table:style-name="Tabela1.Z"/>
        <table:table-column table:style-name="Tabela1.a"/>
        <table:table-column table:style-name="Tabela1.b"/>
        <table:table-row table:style-name="Tabela1.1">
          <table:table-cell table:style-name="Tabela1.A1" table:number-columns-spanned="2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2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Tabela1.J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ela1.J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ela1.J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ela1.J2" table:number-columns-spanned="2" office:value-type="string">
            <text:p text:style-name="P20"/>
          </table:table-cell>
          <table:covered-table-cell/>
        </table:table-row>
        <table:table-row table:style-name="Tabela1.2">
          <table:table-cell table:style-name="Tabela1.A3" table:number-columns-spanned="2" office:value-type="string">
            <text:p text:style-name="P20"/>
          </table:table-cell>
          <table:covered-table-cell/>
          <table:table-cell table:style-name="Tabela1.C3" office:value-type="string">
            <text:p text:style-name="P19"/>
          </table:table-cell>
          <table:table-cell table:style-name="Tabela1.D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table:number-columns-spanned="2" office:value-type="string">
            <text:p text:style-name="P19"/>
          </table:table-cell>
          <table:covered-table-cell/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table:number-columns-spanned="2" office:value-type="string">
            <text:p text:style-name="P19"/>
          </table:table-cell>
          <table:covered-table-cell/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table:number-columns-spanned="2" office:value-type="string">
            <text:p text:style-name="P19"/>
          </table:table-cell>
          <table:covered-table-cell/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office:value-type="string">
            <text:p text:style-name="P19"/>
          </table:table-cell>
          <table:table-cell table:style-name="Tabela1.E3" table:number-columns-spanned="2" office:value-type="string">
            <text:p text:style-name="P19"/>
          </table:table-cell>
          <table:covered-table-cell/>
          <table:table-cell table:style-name="Tabela1.E3" office:value-type="string">
            <text:p text:style-name="P19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19"/>
          </table:table-cell>
          <table:table-cell table:style-name="Tabela1.D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F5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table:number-columns-spanned="2" office:value-type="string">
            <text:p text:style-name="P21"/>
          </table:table-cell>
          <table:covered-table-cell/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table:number-columns-spanned="2" office:value-type="string">
            <text:p text:style-name="P21"/>
          </table:table-cell>
          <table:covered-table-cell/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table:number-columns-spanned="2" office:value-type="string">
            <text:p text:style-name="P21"/>
          </table:table-cell>
          <table:covered-table-cell/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C18" office:value-type="string">
            <text:p text:style-name="P21"/>
          </table:table-cell>
          <table:table-cell table:style-name="Tabela1.Y18" office:value-type="string">
            <text:p text:style-name="P21"/>
          </table:table-cell>
          <table:table-cell table:style-name="Tabela1.Y18" table:number-columns-spanned="2" office:value-type="string">
            <text:p text:style-name="P21"/>
          </table:table-cell>
          <table:covered-table-cell/>
          <table:table-cell table:style-name="Tabela1.C18" office:value-type="string">
            <text:p text:style-name="P21"/>
          </table:table-cell>
        </table:table-row>
        <table:table-row table:style-name="Tabela1.2">
          <table:table-cell table:style-name="Tabela1.A4" office:value-type="string">
            <text:p text:style-name="P21"/>
          </table:table-cell>
          <table:table-cell table:style-name="Tabela1.D4" table:number-columns-spanned="2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19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E21" office:value-type="string">
            <text:p text:style-name="P21"/>
          </table:table-cell>
          <table:table-cell table:style-name="Tabela1.E21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E21" office:value-type="string">
            <text:p text:style-name="P21"/>
          </table:table-cell>
          <table:table-cell table:style-name="Tabela1.E21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E21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E21" office:value-type="string">
            <text:p text:style-name="P21"/>
          </table:table-cell>
          <table:table-cell table:style-name="Tabela1.E21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E21" office:value-type="string">
            <text:p text:style-name="P21"/>
          </table:table-cell>
          <table:table-cell table:style-name="Tabela1.E21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E21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</table:table-row>
        <table:table-row table:style-name="Tabela1.2">
          <table:table-cell table:style-name="Tabela1.A4" office:value-type="string">
            <text:p text:style-name="P21"/>
          </table:table-cell>
          <table:table-cell table:style-name="Tabela1.B27" table:number-columns-spanned="2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4" table:number-columns-spanned="2" office:value-type="string">
            <text:p text:style-name="P22"/>
          </table:table-cell>
          <table:covered-table-cell/>
          <table:table-cell table:style-name="Tabela1.C4" office:value-type="string">
            <text:p text:style-name="P19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office:value-type="string">
            <text:p text:style-name="P21"/>
          </table:table-cell>
          <table:table-cell table:style-name="Tabela1.C4" table:number-columns-spanned="2" office:value-type="string">
            <text:p text:style-name="P21"/>
          </table:table-cell>
          <table:covered-table-cell/>
          <table:table-cell table:style-name="Tabela1.E21" office:value-type="string">
            <text:p text:style-name="P21"/>
          </table:table-cell>
        </table:table-row>
      </table:table>
      <text:p text:style-name="P3"/>
      <text:p text:style-name="P3"/>
      <text:p text:style-name="P3"><text:soft-page-break/>10 REFERÊNCIAS BIBLIOGRÁFICAS</text:p>
      <text:p text:style-name="P53">Governo Eletrônico</text:p>
      <text:p text:style-name="P52"><text:tab/>http://www.governoeletronico.gov.br/</text:p>
      <text:p text:style-name="P54"><text:span text:style-name="T82">Padrões ePWG</text:span></text:p>
      <text:p text:style-name="P51"><text:span text:style-name="T5"><text:tab/>http://www.governoeletronico.gov.br/acoes-e-projetos/padroes-brasil-e-gov </text:span></text:p>
      <text:p text:style-name="P53"><text:span text:style-name="T5">W3c</text:span></text:p>
      <text:p text:style-name="P51"><text:span text:style-name="T5"><text:tab/>http://www.w3c.org</text:span>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angal1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OpenSymbol" svg:font-family="OpenSymbol" style:font-family-generic="roman"/>
    <style:font-face style:name="Verdana" svg:font-family="Verdan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WenQuanYi Micro Hei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orphans="2" fo:widows="2" fo:hyphenation-ladder-count="no-limit" style:writing-mode="lr-tb"/>
      <style:text-properties style:use-window-font-color="true"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Mangal2" style:font-family-complex="Mangal" style:font-family-generic-complex="system" style:font-pitch-complex="variable" style:font-size-complex="14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5b9bd5" style:font-name="Calibri Light" fo:font-family="'Calibri Light'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line-height="150%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12pt" style:font-size-asian="12pt"/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Subtítulo_20_Char" style:display-name="Subtítulo Char" style:family="text" style:parent-style-name="Default_20_Paragraph_20_Font">
      <style:text-properties fo:color="#5b9bd5" style:font-name="Calibri Light" fo:font-family="'Calibri Light'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6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44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9.7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25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3.5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251cm" fo:margin-left="3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1">
      <style:header>
        <text:p text:style-name="MP1"><text:page-number text:select-page="current">8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.lobato</meta:initial-creator>
    <meta:editing-cycles>39</meta:editing-cycles>
    <meta:creation-date>2012-10-09T10:21:00</meta:creation-date>
    <dc:date>2014-08-13T20:08:09.389000000</dc:date>
    <meta:editing-duration>PT50M12S</meta:editing-duration>
    <meta:generator>LibreOffice/4.2.1.1$Windows_x86 LibreOffice_project/d7dbbd7842e6a58b0f521599204e827654e1fb8b</meta:generator>
    <dc:title>Departamento de Governo Eletrônico</dc:title>
    <meta:document-statistic meta:table-count="2" meta:image-count="0" meta:object-count="0" meta:page-count="8" meta:paragraph-count="88" meta:word-count="801" meta:character-count="5354" meta:non-whitespace-character-count="4554"/>
    <meta:user-defined meta:name="AppVersion">15.0000</meta:user-defined>
    <meta:user-defined meta:name="Company">Organiz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